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1C0000025137E0C26E0E23ABF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cript" style:font-pitch="variable"/>
    <style:font-face style:name="Waltograph" svg:font-family="Waltograph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13ccf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9.91cm" draw:shadow="hidden"/>
    </style:style>
    <style:style style:name="gr3" style:family="graphic" style:parent-style-name="standard">
      <style:graphic-properties draw:stroke="none" svg:stroke-color="#000000" draw:fill="none" draw:fill-color="#ffffff" fo:min-height="2.163cm"/>
    </style:style>
    <style:style style:name="gr4" style:family="graphic" style:parent-style-name="standard">
      <style:graphic-properties draw:stroke="none" svg:stroke-color="#000000" draw:fill="none" draw:fill-color="#ffffff" fo:min-height="0.766cm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P1" style:family="paragraph">
      <style:paragraph-properties fo:text-align="center"/>
    </style:style>
    <style:style style:name="P2" style:family="paragraph">
      <style:paragraph-properties fo:margin-top="0.356cm" fo:margin-bottom="0.051cm" fo:text-align="center"/>
    </style:style>
    <style:style style:name="P3" style:family="paragraph">
      <loext:graphic-properties draw:fill="none" draw:fill-color="#ffffff"/>
      <style:paragraph-properties fo:margin-top="0.356cm" fo:margin-bottom="0.051cm" fo:text-align="center"/>
      <style:text-properties fo:color="#ffffff" style:font-name="Waltograph" fo:font-size="40pt" fo:text-shadow="1pt 1pt" style:font-size-asian="40pt" style:font-size-complex="40pt"/>
    </style:style>
    <style:style style:name="P4" style:family="paragraph">
      <loext:graphic-properties draw:fill="none" draw:fill-color="#ffffff"/>
    </style:style>
    <style:style style:name="P5" style:family="paragraph">
      <style:text-properties fo:color="#bff5fd"/>
    </style:style>
    <style:style style:name="P6" style:family="paragraph">
      <loext:graphic-properties draw:fill="none" draw:fill-color="#ffffff"/>
      <style:text-properties fo:color="#bff5fd"/>
    </style:style>
    <style:style style:name="T1" style:family="text">
      <style:text-properties fo:color="#ffffff" style:font-name="Waltograph" fo:font-size="40pt" fo:text-shadow="1pt 1pt" style:font-size-asian="40pt" style:font-size-complex="40pt"/>
    </style:style>
    <style:style style:name="T2" style:family="text">
      <style:text-properties fo:color="#ffffff"/>
    </style:style>
    <style:style style:name="T3" style:family="text">
      <style:text-properties fo:color="#bff5f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864cm" svg:height="9.906cm" svg:x="3.408cm" svg:y="1.127cm">
          <draw:image xlink:href="Pictures/100002010000031C0000025137E0C26E0E23ABF0.png" xlink:type="simple" xlink:show="embed" xlink:actuate="onLoad" loext:mime-type="image/png">
            <text:p/>
          </draw:image>
        </draw:frame>
        <draw:frame draw:style-name="gr2" draw:text-style-name="P3" draw:layer="layout" svg:width="20.447cm" svg:height="10.16cm" svg:x="1.381cm" svg:y="2.524cm">
          <draw:text-box>
            <text:p text:style-name="P2"><text:span text:style-name="T1">Welcome</text:span></text:p>
            <text:p text:style-name="P2"><text:span text:style-name="T1">To The</text:span></text:p>
            <text:p text:style-name="P2"><text:span text:style-name="T1">Disney Parent</text:span></text:p>
            <text:p text:style-name="P2"><text:span text:style-name="T1">Portal</text:span></text:p>
          </draw:text-box>
        </draw:frame>
        <draw:frame draw:style-name="gr3" draw:text-style-name="P4" draw:layer="layout" svg:width="11.084cm" svg:height="2.413cm" svg:x="5.691cm" svg:y="11.668cm">
          <draw:text-box>
            <text:p><text:span text:style-name="T2">Username:exampleemail@gmail.com</text:span></text:p>
            <text:p><text:span text:style-name="T2">Password: ***************</text:span></text:p>
          </draw:text-box>
        </draw:frame>
        <draw:frame draw:style-name="gr4" draw:text-style-name="P6" draw:layer="layout" svg:width="4.191cm" svg:height="1.016cm" svg:x="5.864cm" svg:y="13.5cm">
          <draw:text-box>
            <text:p text:style-name="P5"><text:span text:style-name="T3">Sign up!</text:span></text:p>
          </draw:text-box>
        </draw:frame>
        <draw:frame draw:style-name="gr5" draw:text-style-name="P6" draw:layer="layout" svg:width="3.302cm" svg:height="1.143cm" svg:x="12.176cm" svg:y="13.573cm">
          <draw:text-box>
            <text:p text:style-name="P5"><text:span text:style-name="T3">Log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cript" style:font-pitch="variable"/>
    <style:font-face style:name="Waltograph" svg:font-family="Waltograph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6T19:28:05.125000000</meta:creation-date>
    <meta:editing-duration>PT47M13S</meta:editing-duration>
    <meta:editing-cycles>3</meta:editing-cycles>
    <meta:generator>Ultra_Office/6.2.3.2$Windows_x86 LibreOffice_project/</meta:generator>
    <dc:date>2019-10-16T23:26:17.026000000</dc:date>
    <meta:document-statistic meta:object-count="5"/>
  </office:meta>
</office:document-meta>
</file>